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C00028DB50000830D27FB2027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Lucida Grande1" svg:font-family="'Lucida Grande'" style:font-pitch="variable"/>
    <style:font-face style:name="Lucida Grande" svg:font-family="'Lucida Grande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6.2924in" table:align="left" fo:keep-with-next="always" style:writing-mode="lr-tb"/>
    </style:style>
    <style:style style:name="Table6.A" style:family="table-column">
      <style:table-column-properties style:column-width="1.0389in"/>
    </style:style>
    <style:style style:name="Table6.B" style:family="table-column">
      <style:table-column-properties style:column-width="0.5861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049in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Header1">
      <style:paragraph-properties fo:margin-top="0in" fo:margin-bottom="0.0835in">
        <style:tab-stops>
          <style:tab-stop style:position="3.9543in" style:type="center"/>
          <style:tab-stop style:position="6.4965in" style:type="right"/>
        </style:tab-stops>
      </style:paragraph-properties>
    </style:style>
    <style:style style:name="P2" style:family="paragraph" style:parent-style-name="footer1">
      <style:paragraph-properties fo:margin-top="0.0835in" fo:margin-bottom="0in"/>
    </style:style>
    <style:style style:name="P3" style:family="paragraph" style:parent-style-name="Footer">
      <style:paragraph-properties fo:margin-top="0.0835in" fo:margin-bottom="0in">
        <style:tab-stops>
          <style:tab-stop style:position="3.3472in" style:type="center"/>
          <style:tab-stop style:position="4.9654in"/>
          <style:tab-stop style:position="6.4972in" style:type="right"/>
        </style:tab-stops>
      </style:paragraph-properties>
    </style:style>
    <style:style style:name="P4" style:family="paragraph" style:parent-style-name="title_20_2">
      <style:paragraph-properties fo:margin-top="0.8335in" fo:margin-bottom="0.5in"/>
      <style:text-properties fo:color="#000080" fo:font-size="25pt" fo:language="en" fo:country="US" fo:font-weight="bold" style:font-name-asian="Times New Roman" style:font-size-asian="25pt" style:language-asian="en" style:country-asian="US" style:font-weight-asian="bold" style:font-name-complex="Times New Roman" style:font-size-complex="10pt" style:language-complex="ar" style:country-complex="SA"/>
    </style:style>
    <style:style style:name="P5" style:family="paragraph" style:parent-style-name="title_20_2">
      <style:paragraph-properties fo:margin-top="0.8335in" fo:margin-bottom="0.5in" fo:break-before="page"/>
      <style:text-properties fo:color="#000080" fo:font-size="25pt" fo:language="en" fo:country="US" fo:font-weight="bold" style:font-name-asian="Times New Roman" style:font-size-asian="25pt" style:language-asian="en" style:country-asian="US" style:font-weight-asian="bold" style:font-name-complex="Times New Roman" style:font-size-complex="10pt" style:language-complex="ar" style:country-complex="SA"/>
    </style:style>
    <style:style style:name="P6" style:family="paragraph" style:parent-style-name="Heading_20_1">
      <style:paragraph-properties fo:margin-left="0in" fo:margin-right="0in" fo:text-indent="0in" style:auto-text-indent="false"/>
    </style:style>
    <style:style style:name="P7" style:family="paragraph" style:parent-style-name="Heading_20_2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0835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0835in" fo:text-align="justify" style:justify-single-word="false" fo:orphans="2" fo:widows="2" fo:hyphenation-ladder-count="no-limit" fo:text-indent="0in" style:auto-text-indent="false" style:writing-mode="lr-tb"/>
      <style:text-properties fo:color="#333366" style:font-name="Arial" fo:font-size="11pt" fo:language="en" fo:country="US" fo:font-style="italic" fo:font-weight="bold" fo:background-color="#ccccff" style:font-name-asian="Times New Roman" style:font-size-asian="11pt" style:language-asian="en" style:country-asian="US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Monaco" fo:font-size="11pt" style:font-name-asian="Monaco" style:font-size-asian="11pt" style:font-name-complex="Monaco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Monaco" fo:font-size="8pt" style:font-name-asian="Monaco" style:font-size-asian="8pt" style:font-name-complex="Monaco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8pt" style:font-name-asian="Monaco" style:font-size-asian="8pt" style:font-name-complex="Monaco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17" style:family="paragraph" style:parent-style-name="Table_20_Line">
      <style:paragraph-properties fo:margin-left="0in" fo:margin-right="0in" fo:margin-top="0.0417in" fo:margin-bottom="0.0417in" fo:text-indent="0in" style:auto-text-indent="false" style:snap-to-layout-grid="false"/>
      <style:text-properties style:use-window-font-color="true" fo:font-size="9pt" fo:language="nb" fo:country="NO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8" style:family="paragraph" style:parent-style-name="Caption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en" fo:country="GB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9pt" fo:language="en" fo:country="GB" style:font-name-asian="Times New Roman" style:font-size-asian="9pt" style:language-asian="en" style:country-asian="US" style:font-name-complex="Arial" style:font-size-complex="9pt" style:language-complex="ar" style:country-complex="SA"/>
    </style:style>
    <style:style style:name="P25" style:family="paragraph" style:parent-style-name="Standard">
      <style:text-properties style:use-window-font-color="true" fo:font-size="11pt" fo:language="en" fo:country="GB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style:font-name="Arial" fo:font-size="9pt" style:font-size-asian="9pt" style:font-name-complex="Arial" style:font-size-complex="9pt"/>
    </style:style>
    <style:style style:name="P29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1" style:family="paragraph" style:parent-style-name="Standard">
      <style:paragraph-properties style:snap-to-layout-grid="false">
        <style:tab-stops>
          <style:tab-stop style:position="0.4917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2" style:family="paragraph" style:parent-style-name="Standard">
      <style:paragraph-properties style:snap-to-layout-grid="false"/>
      <style:text-properties style:font-name="Arial" fo:font-size="9pt" fo:language="en" fo:country="US" style:font-size-asian="9pt" style:font-name-complex="Arial" style:font-size-complex="9pt"/>
    </style:style>
    <style:style style:name="P33" style:family="paragraph" style:parent-style-name="Standard">
      <style:paragraph-properties style:snap-to-layout-grid="false"/>
      <style:text-properties style:font-name="Arial" fo:font-size="9pt" fo:language="en" fo:country="US" style:font-size-asian="9pt" style:language-asian="en" style:country-asian="US" style:font-name-complex="Arial" style:font-size-complex="9pt"/>
    </style:style>
    <style:style style:name="P34" style:family="paragraph" style:parent-style-name="Standard">
      <style:text-properties style:font-name="Arial" fo:font-size="11pt" style:font-name-asian="Courier New" style:font-size-asian="11pt" style:font-name-complex="Courier New" style:font-size-complex="11pt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en" fo:country="US" fo:font-weight="bold" style:font-size-asian="9pt" style:language-asian="en" style:country-asian="US" style:font-weight-asian="bold" style:font-name-complex="Arial" style:font-size-complex="9pt" style:font-weight-complex="bold"/>
    </style:style>
    <style:style style:name="P37" style:family="paragraph" style:parent-style-name="Standard">
      <style:text-properties fo:font-size="7pt" style:font-size-asian="7pt" style:font-size-complex="7pt"/>
    </style:style>
    <style:style style:name="P38" style:family="paragraph" style:parent-style-name="Standard">
      <style:text-properties fo:font-style="italic" style:font-style-asian="italic" style:font-style-complex="italic"/>
    </style:style>
    <style:style style:name="P39" style:family="paragraph" style:parent-style-name="Standard">
      <style:text-properties fo:font-style="normal" style:font-style-asian="normal" style:font-style-complex="normal"/>
    </style:style>
    <style:style style:name="P40" style:family="paragraph" style:parent-style-name="Standard">
      <style:text-properties fo:font-style="normal" fo:background-color="#ccccff" style:font-style-asian="normal" style:font-style-complex="normal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normal" style:font-weight-asian="normal" style:font-weight-complex="normal"/>
    </style:style>
    <style:style style:name="P43" style:family="paragraph" style:parent-style-name="Standard">
      <style:text-properties style:font-name="Courier New"/>
    </style:style>
    <style:style style:name="P44" style:family="paragraph" style:parent-style-name="Standard">
      <style:text-properties style:font-name="Courier New" fo:font-size="10pt" style:font-size-asian="10pt" style:font-size-complex="10pt"/>
    </style:style>
    <style:style style:name="P45" style:family="paragraph" style:parent-style-name="Standard">
      <style:text-properties style:font-name="Courier New" fo:font-size="8pt" style:font-size-asian="8pt" style:font-size-complex="8pt"/>
    </style:style>
    <style:style style:name="P46" style:family="paragraph" style:parent-style-name="Standard">
      <style:text-properties style:font-name="Courier New" fo:font-style="normal" style:font-style-asian="normal" style:font-style-complex="normal"/>
    </style:style>
    <style:style style:name="P47" style:family="paragraph" style:parent-style-name="Table">
      <style:paragraph-properties fo:text-align="center" style:justify-single-word="false"/>
    </style:style>
    <style:style style:name="P48" style:family="paragraph" style:parent-style-name="Heading_20_4">
      <style:paragraph-properties fo:break-before="page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Illustration">
      <style:paragraph-properties fo:text-align="center" style:justify-single-word="false"/>
    </style:style>
    <style:style style:name="P54" style:family="paragraph" style:parent-style-name="Text_20_body">
      <style:text-properties style:use-window-font-color="true" fo:font-size="13pt" fo:language="en" fo:country="US" fo:font-weight="bold" style:font-name-asian="Times New Roman" style:font-size-asian="13pt" style:language-asian="en" style:country-asian="US" style:font-weight-asian="bold" style:font-name-complex="Arial" style:font-size-complex="13pt" style:language-complex="ar" style:country-complex="SA" style:font-weight-complex="bold"/>
    </style:style>
    <style:style style:name="P55" style:family="paragraph" style:parent-style-name="Table_20_Contents">
      <style:text-properties fo:font-weight="bold" style:font-weight-asian="bold" style:font-weight-complex="bold"/>
    </style:style>
    <style:style style:name="P56" style:family="paragraph" style:parent-style-name="Heading_20_3">
      <style:text-properties fo:font-style="normal" style:font-style-asian="normal" style:font-style-complex="normal"/>
    </style:style>
    <style:style style:name="P57" style:family="paragraph" style:parent-style-name="Caption">
      <style:text-properties style:use-window-font-color="true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58" style:family="paragraph" style:parent-style-name="Table_20_Header">
      <style:paragraph-properties fo:margin-top="0.0417in" fo:margin-bottom="0.0417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/>
    </style:style>
    <style:style style:name="P59" style:family="paragraph" style:parent-style-name="Table_20_Header">
      <style:paragraph-properties fo:margin-top="0.0417in" fo:margin-bottom="0.0417in" fo:text-align="center" style:justify-single-word="false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/>
    </style:style>
    <style:style style:name="P60" style:family="paragraph" style:parent-style-name="Table_20_Line">
      <style:paragraph-properties fo:margin-top="0.0417in" fo:margin-bottom="0.0417in" style:snap-to-layout-grid="false"/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61" style:family="paragraph" style:parent-style-name="Table_20_Line">
      <style:paragraph-properties fo:margin-top="0.0417in" fo:margin-bottom="0.0417in" style:snap-to-layout-grid="false"/>
      <style:text-properties style:use-window-font-color="true" fo:font-size="9pt" fo:language="en" fo:country="GB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62" style:family="paragraph" style:parent-style-name="Table_20_Line">
      <style:paragraph-properties fo:margin-top="0.0417in" fo:margin-bottom="0.0417in" style:snap-to-layout-grid="false"/>
      <style:text-properties style:use-window-font-color="true" fo:font-size="9pt" fo:language="nb" fo:country="NO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63" style:family="paragraph" style:parent-style-name="Heading_20_1">
      <style:paragraph-properties fo:margin-left="-1in" fo:margin-right="0in" fo:text-indent="0in" style:auto-text-indent="false" fo:break-before="page"/>
    </style:style>
    <style:style style:name="P64" style:family="paragraph" style:parent-style-name="Heading_20_3">
      <style:paragraph-properties fo:margin-left="-1in" fo:margin-right="0in" fo:text-indent="0in" style:auto-text-indent="false"/>
    </style:style>
    <style:style style:name="P65" style:family="paragraph" style:parent-style-name="Heading_20_2">
      <style:paragraph-properties fo:margin-left="-0.5in" fo:margin-right="0in" fo:text-indent="0in" style:auto-text-indent="false"/>
    </style:style>
    <style:style style:name="P66" style:family="paragraph" style:parent-style-name="Contents_20_1">
      <style:paragraph-properties>
        <style:tab-stops>
          <style:tab-stop style:position="6.1016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5.7075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5.5102in" style:type="right" style:leader-style="dotted" style:leader-text="."/>
        </style:tab-stops>
      </style:paragraph-properties>
    </style:style>
    <style:style style:name="P70" style:family="paragraph" style:parent-style-name="Standard" style:list-style-name="L1"/>
    <style:style style:name="P71" style:family="paragraph" style:parent-style-name="Standard" style:list-style-name="L2"/>
    <style:style style:name="P72" style:family="paragraph" style:parent-style-name="Standard" style:list-style-name="L2"/>
    <style:style style:name="P73" style:family="paragraph" style:parent-style-name="Standard" style:list-style-name="L2"/>
    <style:style style:name="P74" style:family="paragraph" style:parent-style-name="Standard" style:list-style-name="L2"/>
    <style:style style:name="P75" style:family="paragraph" style:parent-style-name="Standard" style:list-style-name="L2"/>
    <style:style style:name="P76" style:family="paragraph" style:parent-style-name="Standard" style:list-style-name="L2"/>
    <style:style style:name="P77" style:family="paragraph" style:parent-style-name="Standard" style:list-style-name="L2"/>
    <style:style style:name="P78" style:family="paragraph" style:parent-style-name="Standard" style:list-style-name="L2"/>
    <style:style style:name="P79" style:family="paragraph" style:parent-style-name="Standard" style:list-style-name="L2"/>
    <style:style style:name="P80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1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2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3" style:family="paragraph" style:parent-style-name="Standard" style:list-style-name="L3">
      <style:text-properties fo:font-style="italic" style:font-style-asian="italic" style:font-style-complex="italic"/>
    </style:style>
    <style:style style:name="P84" style:family="paragraph" style:parent-style-name="Standard" style:list-style-name="L3">
      <style:text-properties fo:font-style="italic" style:font-style-asian="italic" style:font-style-complex="italic"/>
    </style:style>
    <style:style style:name="P85" style:family="paragraph" style:parent-style-name="Standard" style:list-style-name="L3">
      <style:text-properties fo:font-style="italic" style:font-style-asian="italic" style:font-style-complex="italic"/>
    </style:style>
    <style:style style:name="P86" style:family="paragraph" style:parent-style-name="Standard" style:list-style-name="L3">
      <style:text-properties fo:font-style="italic" style:font-style-asian="italic" style:font-style-complex="italic"/>
    </style:style>
    <style:style style:name="P87" style:family="paragraph" style:parent-style-name="Standard" style:list-style-name="L3">
      <style:text-properties fo:font-style="italic" style:font-style-asian="italic" style:font-style-complex="italic"/>
    </style:style>
    <style:style style:name="P88" style:family="paragraph" style:parent-style-name="Standard" style:list-style-name="L3">
      <style:text-properties fo:font-style="italic" style:font-style-asian="italic" style:font-style-complex="italic"/>
    </style:style>
    <style:style style:name="P89" style:family="paragraph" style:parent-style-name="Standard" style:list-style-name="L4">
      <style:text-properties fo:font-style="normal" style:font-style-asian="normal" style:font-style-complex="normal"/>
    </style:style>
    <style:style style:name="P90" style:family="paragraph" style:parent-style-name="Standard" style:list-style-name="L4">
      <style:text-properties fo:font-style="normal" style:font-style-asian="normal" style:font-style-complex="normal"/>
    </style:style>
    <style:style style:name="P91" style:family="paragraph" style:parent-style-name="Standard" style:list-style-name="L4">
      <style:text-properties fo:font-style="normal" style:font-style-asian="normal" style:font-style-complex="normal"/>
    </style:style>
    <style:style style:name="P92" style:family="paragraph" style:parent-style-name="Standard" style:list-style-name="L4">
      <style:text-properties fo:font-style="normal" style:font-style-asian="normal" style:font-style-complex="normal"/>
    </style:style>
    <style:style style:name="P93" style:family="paragraph" style:parent-style-name="Standard" style:list-style-name="L4">
      <style:text-properties fo:font-style="normal" style:font-style-asian="normal" style:font-style-complex="normal"/>
    </style:style>
    <style:style style:name="P94" style:family="paragraph" style:parent-style-name="Standard" style:list-style-name="L4">
      <style:text-properties fo:font-style="normal" style:font-style-asian="normal" style:font-style-complex="normal"/>
    </style:style>
    <style:style style:name="P95" style:family="paragraph" style:parent-style-name="Standard" style:list-style-name="L4">
      <style:text-properties fo:font-style="normal" style:font-style-asian="normal" style:font-style-complex="normal"/>
    </style:style>
    <style:style style:name="P96" style:family="paragraph" style:parent-style-name="Standard" style:list-style-name="L4">
      <style:text-properties fo:font-style="normal" style:font-style-asian="normal" style:font-style-complex="normal"/>
    </style:style>
    <style:style style:name="P97" style:family="paragraph" style:parent-style-name="Standard" style:list-style-name="L4">
      <style:text-properties fo:font-style="normal" style:font-style-asian="normal" style:font-style-complex="normal"/>
    </style:style>
    <style:style style:name="P98" style:family="paragraph" style:parent-style-name="Standard" style:list-style-name="L4">
      <style:text-properties fo:font-style="normal" style:font-style-asian="normal" style:font-style-complex="normal"/>
    </style:style>
    <style:style style:name="P99" style:family="paragraph" style:parent-style-name="Standard" style:list-style-name="L9">
      <style:text-properties fo:font-style="normal" style:font-style-asian="normal" style:font-style-complex="normal"/>
    </style:style>
    <style:style style:name="P100" style:family="paragraph" style:parent-style-name="Standard" style:list-style-name="L9">
      <style:text-properties fo:font-style="normal" style:font-style-asian="normal" style:font-style-complex="normal"/>
    </style:style>
    <style:style style:name="P101" style:family="paragraph" style:parent-style-name="Standard" style:list-style-name="L9">
      <style:text-properties fo:font-style="normal" style:font-style-asian="normal" style:font-style-complex="normal"/>
    </style:style>
    <style:style style:name="P102" style:family="paragraph" style:parent-style-name="Standard" style:list-style-name="L10">
      <style:text-properties fo:font-style="normal" style:font-style-asian="normal" style:font-style-complex="normal"/>
    </style:style>
    <style:style style:name="P103" style:family="paragraph" style:parent-style-name="Standard" style:list-style-name="L10">
      <style:text-properties fo:font-style="normal" style:font-style-asian="normal" style:font-style-complex="normal"/>
    </style:style>
    <style:style style:name="P104" style:family="paragraph" style:parent-style-name="Standard" style:list-style-name="L10">
      <style:text-properties fo:font-style="normal" style:font-style-asian="normal" style:font-style-complex="normal"/>
    </style:style>
    <style:style style:name="P105" style:family="paragraph" style:parent-style-name="Standard" style:list-style-name="L11">
      <style:text-properties fo:font-style="normal" style:font-style-asian="normal" style:font-style-complex="normal"/>
    </style:style>
    <style:style style:name="P106" style:family="paragraph" style:parent-style-name="Standard" style:list-style-name="L11">
      <style:text-properties fo:font-style="normal" style:font-style-asian="normal" style:font-style-complex="normal"/>
    </style:style>
    <style:style style:name="P107" style:family="paragraph" style:parent-style-name="Standard" style:list-style-name="L11">
      <style:text-properties fo:font-style="normal" style:font-style-asian="normal" style:font-style-complex="normal"/>
    </style:style>
    <style:style style:name="P108" style:family="paragraph" style:parent-style-name="Standard" style:list-style-name="L5"/>
    <style:style style:name="P109" style:family="paragraph" style:parent-style-name="Standard" style:list-style-name="L5"/>
    <style:style style:name="P110" style:family="paragraph" style:parent-style-name="Standard" style:list-style-name="L5"/>
    <style:style style:name="P111" style:family="paragraph" style:parent-style-name="Standard" style:list-style-name="L5"/>
    <style:style style:name="P112" style:family="paragraph" style:parent-style-name="Standard" style:list-style-name="L6"/>
    <style:style style:name="P113" style:family="paragraph" style:parent-style-name="Standard" style:list-style-name="L6"/>
    <style:style style:name="P114" style:family="paragraph" style:parent-style-name="Standard" style:list-style-name="L7"/>
    <style:style style:name="P115" style:family="paragraph" style:parent-style-name="Standard" style:list-style-name="L7"/>
    <style:style style:name="P116" style:family="paragraph" style:parent-style-name="Standard" style:list-style-name="L7"/>
    <style:style style:name="P117" style:family="paragraph" style:parent-style-name="Standard" style:list-style-name="L8"/>
    <style:style style:name="P118" style:family="paragraph" style:parent-style-name="Standard" style:list-style-name="L8"/>
    <style:style style:name="P119" style:family="paragraph" style:parent-style-name="Standard" style:list-style-name="L8"/>
    <style:style style:name="P120" style:family="paragraph" style:parent-style-name="Standard" style:list-style-name="L8"/>
    <style:style style:name="P121" style:family="paragraph" style:parent-style-name="Standard" style:list-style-name="L8"/>
    <style:style style:name="P122" style:family="paragraph" style:parent-style-name="Standard" style:list-style-name="L8"/>
    <style:style style:name="P123" style:family="paragraph" style:parent-style-name="Standard" style:list-style-name="L12"/>
    <style:style style:name="P124" style:family="paragraph" style:parent-style-name="Standard" style:list-style-name="L12"/>
    <style:style style:name="P125" style:family="paragraph" style:parent-style-name="Standard" style:list-style-name="L12">
      <style:paragraph-properties fo:text-align="start" style:justify-single-word="false"/>
      <style:text-properties style:text-underline-style="none"/>
    </style:style>
    <style:style style:name="P126" style:family="paragraph" style:parent-style-name="Standard" style:list-style-name="L12">
      <style:paragraph-properties fo:text-align="start" style:justify-single-word="false"/>
      <style:text-properties style:text-underline-style="none"/>
    </style:style>
    <style:style style:name="P127" style:family="paragraph" style:parent-style-name="Standard" style:list-style-name="L12">
      <style:paragraph-properties fo:text-align="start" style:justify-single-word="false"/>
      <style:text-properties style:text-underline-style="none"/>
    </style:style>
    <style:style style:name="P128" style:family="paragraph" style:parent-style-name="Standard" style:list-style-name="L12">
      <style:text-properties style:text-underline-style="none"/>
    </style:style>
    <style:style style:name="P129" style:family="paragraph" style:parent-style-name="Standard" style:list-style-name="L12">
      <style:text-properties style:text-underline-style="none"/>
    </style:style>
    <style:style style:name="P130" style:family="paragraph" style:parent-style-name="Standard" style:list-style-name="L12">
      <style:text-properties style:text-underline-style="none"/>
    </style:style>
    <style:style style:name="P131" style:family="paragraph" style:parent-style-name="Standard" style:list-style-name="L12">
      <style:text-properties style:text-underline-style="none"/>
    </style:style>
    <style:style style:name="P132" style:family="paragraph" style:parent-style-name="Standard" style:list-style-name="L12">
      <style:text-properties style:text-underline-style="none"/>
    </style:style>
    <style:style style:name="P133" style:family="paragraph" style:parent-style-name="Standard" style:list-style-name="L12">
      <style:text-properties style:text-underline-style="none"/>
    </style:style>
    <style:style style:name="P134" style:family="paragraph" style:parent-style-name="Standard" style:list-style-name="L12">
      <style:text-properties style:text-underline-style="none"/>
    </style:style>
    <style:style style:name="P135" style:family="paragraph" style:parent-style-name="Standard" style:list-style-name="L12">
      <style:paragraph-properties fo:text-align="start" style:justify-single-word="false"/>
    </style:style>
    <style:style style:name="P136" style:family="paragraph" style:parent-style-name="Standard" style:list-style-name="L12"/>
    <style:style style:name="P137" style:family="paragraph" style:parent-style-name="Standard">
      <style:paragraph-properties style:snap-to-layout-grid="false"/>
      <style:text-properties style:font-name="Arial" fo:font-size="9pt" fo:language="en" fo:country="US" style:font-size-asian="9pt" style:language-asian="en" style:country-asian="US" style:font-name-complex="Arial" style:font-size-complex="9pt"/>
    </style:style>
    <style:style style:name="P138" style:family="paragraph" style:parent-style-name="Standard">
      <style:paragraph-properties style:snap-to-layout-grid="false"/>
      <style:text-properties style:font-name="Arial" fo:font-size="9pt" fo:language="en" fo:country="US" style:font-size-asian="9pt" style:font-name-complex="Arial" style:font-size-complex="9pt"/>
    </style:style>
    <style:style style:name="P13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40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41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en" fo:country="US" fo:font-weight="bold" style:font-size-asian="9pt" style:language-asian="en" style:country-asian="US" style:font-weight-asian="bold" style:font-name-complex="Arial" style:font-size-complex="9pt" style:font-weight-complex="bold"/>
    </style:style>
    <style:style style:name="P142" style:family="paragraph" style:parent-style-name="Standard" style:list-style-name="L2">
      <style:paragraph-properties fo:margin-left="0.5in" fo:margin-right="0in" fo:text-indent="0in" style:auto-text-indent="false"/>
    </style:style>
    <style:style style:name="P143" style:family="paragraph" style:parent-style-name="Standard" style:list-style-name="L2">
      <style:paragraph-properties fo:margin-left="0.5in" fo:margin-right="0in" fo:text-indent="0in" style:auto-text-indent="false"/>
    </style:style>
    <style:style style:name="P144" style:family="paragraph" style:parent-style-name="Standard" style:list-style-name="L2">
      <style:paragraph-properties fo:margin-left="0.5in" fo:margin-right="0in" fo:text-indent="0in" style:auto-text-indent="false"/>
    </style:style>
    <style:style style:name="P145" style:family="paragraph" style:parent-style-name="Standard" style:list-style-name="L2">
      <style:paragraph-properties fo:margin-left="0.5in" fo:margin-right="0in" fo:text-indent="0in" style:auto-text-indent="false"/>
    </style:style>
    <style:style style:name="P146" style:family="paragraph" style:parent-style-name="Standard" style:list-style-name="L2">
      <style:paragraph-properties fo:margin-left="0.5in" fo:margin-right="0in" fo:text-indent="0in" style:auto-text-indent="false"/>
    </style:style>
    <style:style style:name="P147" style:family="paragraph" style:parent-style-name="Standard" style:master-page-name="First_20_Page">
      <style:paragraph-properties style:page-number="auto"/>
    </style:style>
    <style:style style:name="P148" style:family="paragraph" style:parent-style-name="Table">
      <style:paragraph-properties fo:text-align="center" style:justify-single-word="false"/>
      <style:text-properties style:use-window-font-color="true" fo:font-size="11pt" fo:language="en" fo:country="GB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style style:name="P149" style:family="paragraph" style:parent-style-name="title_20_2">
      <style:paragraph-properties fo:margin-top="0.8335in" fo:margin-bottom="0.5in"/>
    </style:style>
    <style:style style:name="T1" style:family="text"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8pt" fo:language="en" fo:country="US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6pt" fo:language="en" fo:country="US" style:font-name-asian="Times New Roman" style:font-size-asian="6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10pt" style:language-complex="ar" style:country-complex="SA"/>
    </style:style>
    <style:style style:name="T8" style:family="text">
      <style:text-properties fo:color="#333366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333366" style:font-name="Arial" fo:font-size="11pt" fo:language="en" fo:country="US" fo:font-style="italic" fo:font-weight="bold" fo:background-color="#ccccff" style:font-name-asian="Times New Roman" style:font-size-asian="11pt" style:language-asian="en" style:country-asian="US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style:font-name="Lucida Grande1" fo:font-size="13pt" style:font-name-asian="Lucida Grande1" style:font-size-asian="13pt" style:language-asian="en" style:country-asian="none" style:font-name-complex="Lucida Grande1" style:font-size-complex="13pt"/>
    </style:style>
    <style:style style:name="T17" style:family="text">
      <style:text-properties fo:color="#008000"/>
    </style:style>
    <style:style style:name="T18" style:family="text">
      <style:text-properties fo:color="#000080"/>
    </style:style>
    <style:style style:name="T19" style:family="text">
      <style:text-properties style:font-name="Arial" fo:font-size="11pt" fo:language="en" fo:country="US" style:font-name-asian="Arial" style:font-size-asian="11pt" style:language-asian="ar" style:country-asian="SA" style:font-name-complex="Arial" style:font-size-complex="11pt"/>
    </style:style>
    <style:style style:name="T20" style:family="text">
      <style:text-properties style:font-name="Arial" fo:font-size="11pt" fo:language="en" fo:country="US" fo:font-weight="normal" style:font-name-asian="Arial" style:font-size-asian="11pt" style:language-asian="ar" style:country-asian="SA" style:font-weight-asian="normal" style:font-name-complex="Arial" style:font-size-complex="11pt" style:font-weight-complex="normal"/>
    </style:style>
    <style:style style:name="T21" style:family="text">
      <style:text-properties fo:color="#0000ff" style:font-name="Arial" fo:font-size="11pt" fo:language="en" fo:country="US" style:text-underline-style="solid" style:text-underline-width="auto" style:text-underline-color="font-color" style:font-name-asian="Arial" style:font-size-asian="11pt" style:language-asian="ar" style:country-asian="SA" style:font-name-complex="Arial" style:font-size-complex="11pt"/>
    </style:style>
    <style:style style:name="T22" style:family="text">
      <style:text-properties fo:color="#0000ff" style:font-name="Arial" fo:font-size="11pt" fo:language="en" fo:country="US" style:text-underline-style="solid" style:text-underline-width="auto" style:text-underline-color="font-color" fo:font-weight="bold" style:font-name-asian="Arial" style:font-size-asian="11pt" style:language-asian="ar" style:country-asian="SA" style:font-weight-asian="bold" style:font-name-complex="Arial" style:font-size-complex="11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>
            <table:table-cell table:style-name="Table6.A1" office:value-type="string">
              <text:p text:style-name="P26">Address</text:p>
            </table:table-cell>
            <table:table-cell table:style-name="Table6.A1" office:value-type="string">
              <text:p text:style-name="P26">Type</text:p>
            </table:table-cell>
            <table:table-cell table:style-name="Table6.A1" office:value-type="string">
              <text:p text:style-name="P26">Name</text:p>
            </table:table-cell>
            <table:table-cell table:style-name="Table6.D1" office:value-type="string">
              <text:p text:style-name="P27">Description</text:p>
            </table:table-cell>
          </table:table-row>
          <table:table-row>
            <table:table-cell table:style-name="Table6.A2" office:value-type="string">
              <text:p text:style-name="P29">0x080A0000</text:p>
            </table:table-cell>
            <table:table-cell table:style-name="Table6.A2" office:value-type="string">
              <text:p text:style-name="P30">Write</text:p>
            </table:table-cell>
            <table:table-cell table:style-name="Table6.A2" office:value-type="string">
              <text:p text:style-name="P35">ZPU enable</text:p>
            </table:table-cell>
            <table:table-cell table:style-name="Table6.D2" office:value-type="string">
              <text:p text:style-name="P32">Bit [31:1] Not used</text:p>
              <text:p text:style-name="P32">Bit [0]<text:tab/>Enable ZPU operations</text:p>
              <text:p text:style-name="P32"><text:tab/>0<text:tab/>ZPU is held in Idle mode</text:p>
              <text:p text:style-name="P32"><text:tab/>1<text:tab/>ZPU running</text:p>
            </table:table-cell>
          </table:table-row>
          <table:table-row>
            <table:table-cell table:style-name="Table6.A2" office:value-type="string">
              <text:p text:style-name="P29">0x080A000C</text:p>
            </table:table-cell>
            <table:table-cell table:style-name="Table6.A2" office:value-type="string">
              <text:p text:style-name="P30">Read/</text:p>
              <text:p text:style-name="P30">Write</text:p>
            </table:table-cell>
            <table:table-cell table:style-name="Table6.A2" office:value-type="string">
              <text:p text:style-name="P35">ZPU UART to ARM7 TX</text:p>
              <text:p text:style-name="P36">NOTE! ZPU side</text:p>
            </table:table-cell>
            <table:table-cell table:style-name="Table6.D2" office:value-type="string">
              <text:p text:style-name="P32">Bit [31:9] Not used</text:p>
              <text:p text:style-name="P32">Bit [8]<text:tab/>TX buffer ready (valid on ready)</text:p>
              <text:p text:style-name="P32"><text:tab/>0<text:tab/>TX buffer not ready (full)</text:p>
              <text:p text:style-name="P32"><text:tab/>1<text:tab/>TX buffer ready</text:p>
              <text:p text:style-name="P32">Bit [7:0]<text:tab/>TX byte (valid on write)</text:p>
            </table:table-cell>
          </table:table-row>
          <table:table-row>
            <table:table-cell table:style-name="Table6.A2" office:value-type="string">
              <text:p text:style-name="P29">0x080A0010</text:p>
            </table:table-cell>
            <table:table-cell table:style-name="Table6.A2" office:value-type="string">
              <text:p text:style-name="P30">Read</text:p>
            </table:table-cell>
            <table:table-cell table:style-name="Table6.A2" office:value-type="string">
              <text:p text:style-name="P35">ZPU UART to ARM7 RX</text:p>
              <text:p text:style-name="P36">NOTE! ZPU side</text:p>
            </table:table-cell>
            <table:table-cell table:style-name="Table6.D2" office:value-type="string">
              <text:p text:style-name="P32">Bit [31:9] Not used</text:p>
              <text:p text:style-name="P32">Bit [8]<text:tab/>RX buffer data valid</text:p>
              <text:p text:style-name="P32"><text:tab/>0<text:tab/>TX buffer not valid</text:p>
              <text:p text:style-name="P32"><text:tab/>1<text:tab/>TX buffer valid</text:p>
              <text:p text:style-name="P32">Bit [7:0]<text:tab/>RX byte (when valid)</text:p>
            </table:table-cell>
          </table:table-row>
          <table:table-row>
            <table:table-cell table:style-name="Table6.A2" office:value-type="string">
              <text:p text:style-name="P29">0x080A0014</text:p>
            </table:table-cell>
            <table:table-cell table:style-name="Table6.A2" office:value-type="string">
              <text:p text:style-name="P30">Read/</text:p>
              <text:p text:style-name="P30">Write</text:p>
            </table:table-cell>
            <table:table-cell table:style-name="Table6.A2" office:value-type="string">
              <text:p text:style-name="P35">Counter(1)</text:p>
            </table:table-cell>
            <table:table-cell table:style-name="Table6.D2" office:value-type="string">
              <text:p text:style-name="P32">Bit [0]<text:tab/>Reset counter (valid for write)</text:p>
              <text:p text:style-name="P32"><text:tab/>0<text:tab/>N/A</text:p>
              <text:p text:style-name="P32"><text:tab/>1<text:tab/>Reset counter</text:p>
              <text:p text:style-name="P32">Bit [1]<text:tab/>Sample counter (valid for write)</text:p>
              <text:p text:style-name="P32"><text:tab/>0<text:tab/>N/A</text:p>
              <text:p text:style-name="P32"><text:tab/>1<text:tab/>Sample counter</text:p>
              <text:p text:style-name="P32">Bit [31:0]<text:tab/><text:tab/>Counter bit 31:0</text:p>
            </table:table-cell>
          </table:table-row>
          <table:table-row>
            <table:table-cell table:style-name="Table6.A2" office:value-type="string">
              <text:p text:style-name="P29">0x080A0018</text:p>
            </table:table-cell>
            <table:table-cell table:style-name="Table6.A2" office:value-type="string">
              <text:p text:style-name="P30">Read</text:p>
            </table:table-cell>
            <table:table-cell table:style-name="Table6.A2" office:value-type="string">
              <text:p text:style-name="P35">Counter(2)</text:p>
            </table:table-cell>
            <table:table-cell table:style-name="Table6.D2" office:value-type="string">
              <text:p text:style-name="P32">Bit [31:0]<text:tab/><text:tab/>Counter bit 63:32</text:p>
            </table:table-cell>
          </table:table-row>
          <table:table-row>
            <table:table-cell table:style-name="Table6.A2" office:value-type="string">
              <text:p text:style-name="P33">0x080A0020</text:p>
            </table:table-cell>
            <table:table-cell table:style-name="Table6.A2" office:value-type="string">
              <text:p text:style-name="P30">Read / Write</text:p>
            </table:table-cell>
            <table:table-cell table:style-name="Table6.A2" office:value-type="string">
              <text:p text:style-name="P35">Global_Interrupt_mask</text:p>
            </table:table-cell>
            <table:table-cell table:style-name="Table6.D2" office:value-type="string">
              <text:p text:style-name="P32">Bit [31:1]<text:tab/><text:tab/>Not used</text:p>
              <text:p text:style-name="P32">Bit [0]<text:tab/><text:tab/>Global intr. Mask</text:p>
              <text:p text:style-name="P32"><text:tab/>0<text:tab/>Interrupts enabled</text:p>
              <text:p text:style-name="P32"><text:tab/>1<text:tab/>Interrupts disabled</text:p>
            </table:table-cell>
          </table:table-row>
          <table:table-row>
            <table:table-cell table:style-name="Table6.A2" office:value-type="string">
              <text:p text:style-name="P33">0x080A0024</text:p>
            </table:table-cell>
            <table:table-cell table:style-name="Table6.A2" office:value-type="string">
              <text:p text:style-name="P30">Write</text:p>
            </table:table-cell>
            <table:table-cell table:style-name="Table6.A2" office:value-type="string">
              <text:p text:style-name="P35">UART_INTERRUPT_ENABLE</text:p>
            </table:table-cell>
            <table:table-cell table:style-name="Table6.D2" office:value-type="string">
              <text:p text:style-name="P32">Bit [31:1]<text:tab/><text:tab/>Not used</text:p>
              <text:p text:style-name="P32">Bit [0]<text:tab/><text:tab/>UART RX interrupt enable</text:p>
              <text:p text:style-name="P32"><text:tab/>0<text:tab/>Interrupt disable</text:p>
              <text:p text:style-name="P32"><text:tab/>1<text:tab/>Interrupt enable</text:p>
            </table:table-cell>
          </table:table-row>
          <table:table-row>
            <table:table-cell table:style-name="Table6.A2" office:value-type="string">
              <text:p text:style-name="P33">0x080A0028</text:p>
            </table:table-cell>
            <table:table-cell table:style-name="Table6.A2" office:value-type="string">
              <text:p text:style-name="P30">Read</text:p>
              <text:p text:style-name="P30">Write</text:p>
            </table:table-cell>
            <table:table-cell table:style-name="Table6.A2" office:value-type="string">
              <text:p text:style-name="P35">UART_interrupt</text:p>
            </table:table-cell>
            <table:table-cell table:style-name="Table6.D2" office:value-type="string">
              <text:p text:style-name="P32">Bit [31:1]<text:tab/><text:tab/>Not used</text:p>
              <text:p text:style-name="P32">Bit [0]<text:tab/><text:tab/>UART RX interrupt pending (Read)</text:p>
              <text:p text:style-name="P32"><text:tab/>0<text:tab/>No interrupt pending</text:p>
              <text:p text:style-name="P32"><text:tab/>1<text:tab/>Interrupt pending</text:p>
              <text:p text:style-name="P32">Bit [0]<text:tab/><text:tab/>Clear UART interrupt (Write)</text:p>
              <text:p text:style-name="P32"><text:tab/>0<text:tab/>N/A</text:p>
              <text:p text:style-name="P32"><text:tab/>1<text:tab/>Interrupt cleared</text:p>
            </table:table-cell>
          </table:table-row>
          <table:table-row>
            <table:table-cell table:style-name="Table6.A2" office:value-type="string">
              <text:p text:style-name="P33">0x080A002C</text:p>
            </table:table-cell>
            <table:table-cell table:style-name="Table6.A2" office:value-type="string">
              <text:p text:style-name="P30">Write</text:p>
            </table:table-cell>
            <table:table-cell table:style-name="Table6.A2" office:value-type="string">
              <text:p text:style-name="P35">Timer_Interrupt_enable</text:p>
            </table:table-cell>
            <table:table-cell table:style-name="Table6.D2" office:value-type="string">
              <text:p text:style-name="P32">Bit [31:1]<text:tab/><text:tab/>Not used</text:p>
              <text:p text:style-name="P32">Bit [0]<text:tab/><text:tab/>Timer interrupt <text:s/>enable</text:p>
              <text:p text:style-name="P32"><text:tab/>0<text:tab/>Interrupt disable</text:p>
              <text:p text:style-name="P32"><text:tab/>1<text:tab/>Interrupt enable</text:p>
            </table:table-cell>
          </table:table-row>
          <text:soft-page-break/>
          <table:table-row>
            <table:table-cell table:style-name="Table6.A2" office:value-type="string">
              <text:p text:style-name="P33">0x080A0030</text:p>
            </table:table-cell>
            <table:table-cell table:style-name="Table6.A2" office:value-type="string">
              <text:p text:style-name="P30">Read /</text:p>
              <text:p text:style-name="P30">Write</text:p>
            </table:table-cell>
            <table:table-cell table:style-name="Table6.A2" office:value-type="string">
              <text:p text:style-name="P35">Timer_interrupt</text:p>
            </table:table-cell>
            <table:table-cell table:style-name="Table6.D2" office:value-type="string">
              <text:p text:style-name="P32">Bit [31:2]<text:tab/><text:tab/>Not used</text:p>
              <text:p text:style-name="P32">Bit [0]<text:tab/><text:tab/>Timer interrupt pending (Read)</text:p>
              <text:p text:style-name="P32"><text:tab/>0<text:tab/>No interrupt pending</text:p>
              <text:p text:style-name="P32"><text:tab/>1<text:tab/>Interrupt pending</text:p>
              <text:p text:style-name="P32">Bit [1]<text:tab/><text:tab/>Reset Timer counter (Write)</text:p>
              <text:p text:style-name="P32"><text:tab/>0<text:tab/>N/A</text:p>
              <text:p text:style-name="P32"><text:tab/>1<text:tab/>Timer counter reset</text:p>
              <text:p text:style-name="P32">Bit [0]<text:tab/><text:tab/>Clear Timer interrupt (Write)</text:p>
              <text:p text:style-name="P32"><text:tab/>0<text:tab/>N/A</text:p>
              <text:p text:style-name="P32"><text:tab/>1<text:tab/>Interrupt cleared</text:p>
            </table:table-cell>
          </table:table-row>
          <table:table-row>
            <table:table-cell table:style-name="Table6.A2" office:value-type="string">
              <text:p text:style-name="P33">0x080A0034</text:p>
            </table:table-cell>
            <table:table-cell table:style-name="Table6.A2" office:value-type="string">
              <text:p text:style-name="P30">Write</text:p>
            </table:table-cell>
            <table:table-cell table:style-name="Table6.A2" office:value-type="string">
              <text:p text:style-name="P35">Timer_Period</text:p>
            </table:table-cell>
            <table:table-cell table:style-name="Table6.D2" office:value-type="string">
              <text:p text:style-name="P32">Bit [31:0]<text:tab/><text:tab/>Interrupt period (write)</text:p>
              <text:p text:style-name="P32"><text:tab/><text:tab/>Number of clock cycles</text:p>
              <text:p text:style-name="P32"><text:tab/><text:tab/>between timer interrupts</text:p>
              <text:p text:style-name="P32"><text:span text:style-name="T14">NOTE! </text:span>The timer will start at Timer_Periode value and count <text:span text:style-name="T14">down</text:span> to zero, and generate an interrupt</text:p>
            </table:table-cell>
          </table:table-row>
          <table:table-row>
            <table:table-cell table:style-name="Table6.A2" office:value-type="string">
              <text:p text:style-name="P33">.0x080A0038</text:p>
            </table:table-cell>
            <table:table-cell table:style-name="Table6.A2" office:value-type="string">
              <text:p text:style-name="P30">Read</text:p>
            </table:table-cell>
            <table:table-cell table:style-name="Table6.A2" office:value-type="string">
              <text:p text:style-name="P35">Timer_Counter</text:p>
            </table:table-cell>
            <table:table-cell table:style-name="Table6.D2" office:value-type="string">
              <text:p text:style-name="P32">Bit [31:0]<text:tab/><text:tab/>Timer counter (read)</text:p>
              <text:p text:style-name="P32"/>
            </table:table-cell>
          </table:table-row>
          <table:table-row>
            <table:table-cell table:style-name="Table6.A2" office:value-type="string">
              <text:p text:style-name="P33"/>
            </table:table-cell>
            <table:table-cell table:style-name="Table6.A2" office:value-type="string">
              <text:p text:style-name="P30"/>
            </table:table-cell>
            <table:table-cell table:style-name="Table6.A2" office:value-type="string">
              <text:p text:style-name="P35"/>
            </table:table-cell>
            <table:table-cell table:style-name="Table6.D2" office:value-type="string">
              <text:p text:style-name="P32"/>
            </table:table-cell>
          </table:table-row>
          <table:table-row>
            <table:table-cell table:style-name="Table6.A2" office:value-type="string">
              <text:p text:style-name="P33"/>
            </table:table-cell>
            <table:table-cell table:style-name="Table6.A2" office:value-type="string">
              <text:p text:style-name="P30"/>
            </table:table-cell>
            <table:table-cell table:style-name="Table6.A2" office:value-type="string">
              <text:p text:style-name="P35"/>
            </table:table-cell>
            <table:table-cell table:style-name="Table6.D2" office:value-type="string">
              <text:p text:style-name="P32"/>
            </table:table-cell>
          </table:table-row>
          <table:table-row>
            <table:table-cell table:style-name="Table6.A2" office:value-type="string">
              <text:p text:style-name="P31"/>
            </table:table-cell>
            <table:table-cell table:style-name="Table6.A2" office:value-type="string">
              <text:p text:style-name="P30"/>
            </table:table-cell>
            <table:table-cell table:style-name="Table6.A2" office:value-type="string">
              <text:p text:style-name="P35"/>
            </table:table-cell>
            <table:table-cell table:style-name="Table6.D2" office:value-type="string">
              <text:p text:style-name="P32"/>
            </table:table-cell>
          </table:table-row>
          <table:table-row>
            <table:table-cell table:style-name="Table6.A2" office:value-type="string">
              <text:p text:style-name="P29"/>
            </table:table-cell>
            <table:table-cell table:style-name="Table6.A2" office:value-type="string">
              <text:p text:style-name="P30"/>
            </table:table-cell>
            <table:table-cell table:style-name="Table6.A2" office:value-type="string">
              <text:p text:style-name="P35"/>
            </table:table-cell>
            <table:table-cell table:style-name="Table6.D2" office:value-type="string">
              <text:p text:style-name="P32"/>
            </table:table-cell>
          </table:table-row>
        </table:table>
        <text:p text:style-name="P1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Lucida Grande1" svg:font-family="'Lucida Grande'" style:font-pitch="variable"/>
    <style:font-face style:name="Lucida Grande" svg:font-family="'Lucida Grande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636 636" svg:d="m318 0 318 636h-636z"/>
    <draw:marker draw:name="Arrowheads_20_37" draw:display-name="Arrowheads 37" svg:viewBox="0 0 636 636" svg:d="m318 0 318 636h-636z"/>
    <draw:marker draw:name="Arrowheads_20_38" draw:display-name="Arrowheads 38" svg:viewBox="0 0 318 318" svg:d="m159 0 159 318h-318z"/>
    <draw:marker draw:name="Arrowheads_20_39" draw:display-name="Arrowheads 39" svg:viewBox="0 0 318 318" svg:d="m159 0 159 318h-318z"/>
    <draw:marker draw:name="Arrowheads_20_40" draw:display-name="Arrowheads 40" svg:viewBox="0 0 318 318" svg:d="m159 0 159 318h-318z"/>
    <draw:marker draw:name="Arrowheads_20_41" draw:display-name="Arrowheads 41" svg:viewBox="0 0 318 318" svg:d="m159 0 159 318h-318z"/>
    <draw:marker draw:name="Arrowheads_20_42" draw:display-name="Arrowheads 42" svg:viewBox="0 0 318 318" svg:d="m159 0 159 318h-318z"/>
    <draw:marker draw:name="Arrowheads_20_43" draw:display-name="Arrowheads 43" svg:viewBox="0 0 318 318" svg:d="m159 0 159 318h-318z"/>
    <draw:marker draw:name="Arrowheads_20_44" draw:display-name="Arrowheads 44" svg:viewBox="0 0 318 318" svg:d="m159 0 159 318h-318z"/>
    <draw:marker draw:name="Arrowheads_20_45" draw:display-name="Arrowheads 45" svg:viewBox="0 0 318 318" svg:d="m159 0 159 318h-318z"/>
    <draw:marker draw:name="Arrowheads_20_46" draw:display-name="Arrowheads 46" svg:viewBox="0 0 318 318" svg:d="m159 0 159 318h-318z"/>
    <draw:marker draw:name="Arrowheads_20_47" draw:display-name="Arrowheads 47" svg:viewBox="0 0 318 318" svg:d="m159 0 159 318h-318z"/>
    <draw:marker draw:name="Arrowheads_20_48" draw:display-name="Arrowheads 48" svg:viewBox="0 0 318 318" svg:d="m159 0 159 318h-318z"/>
    <draw:marker draw:name="Arrowheads_20_49" draw:display-name="Arrowheads 49" svg:viewBox="0 0 318 318" svg:d="m159 0 159 318h-318z"/>
    <draw:marker draw:name="Arrowheads_20_50" draw:display-name="Arrowheads 50" svg:viewBox="0 0 318 318" svg:d="m159 0 159 318h-318z"/>
    <draw:marker draw:name="Arrowheads_20_51" draw:display-name="Arrowheads 51" svg:viewBox="0 0 318 318" svg:d="m159 0 159 318h-318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Tahoma1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835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1pt" fo:language="en" fo:country="US" style:font-name-asian="Times New Roman" style:font-size-asian="11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Heading_20_2" style:class="text" style:default-outline-level="1">
      <style:paragraph-properties fo:margin-left="0in" fo:margin-right="0in" fo:margin-top="0.3335in" fo:margin-bottom="0.3335in" fo:text-align="center" style:justify-single-word="false" fo:keep-together="always" fo:text-indent="0in" style:auto-text-indent="false" fo:break-before="page" fo:keep-with-next="always"/>
      <style:text-properties fo:font-size="25pt" fo:font-weight="bold" style:font-size-asian="25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margin-left="0in" fo:margin-right="0in" fo:margin-top="0.25in" fo:margin-bottom="0.1665in" fo:keep-together="always" fo:text-indent="0in" style:auto-text-indent="false" fo:keep-with-next="always"/>
      <style:text-properties fo:color="#000080" fo:font-size="17pt" fo:font-weight="bold" style:font-size-asian="17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1665in" fo:keep-together="always" fo:text-indent="0in" style:auto-text-indent="false" fo:keep-with-next="always"/>
      <style:text-properties fo:font-size="15pt" fo:font-weight="bold" style:font-size-asian="15pt" style:font-weight-asian="bold"/>
    </style:style>
    <style:style style:name="Heading_20_4" style:display-name="Heading 4" style:family="paragraph" style:parent-style-name="Standard" style:next-style-name="Function" style:class="text" style:default-outline-level="4">
      <style:paragraph-properties fo:margin-left="0in" fo:margin-right="0in" fo:margin-top="0.139in" fo:margin-bottom="0.139in" fo:keep-together="always" fo:text-indent="0in" style:auto-text-indent="false" fo:keep-with-next="always"/>
      <style:text-properties fo:font-size="13pt" fo:font-weight="bold" style:font-size-asian="13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39in" fo:margin-bottom="0.111in" fo:text-indent="0in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11in" fo:margin-bottom="0.111in" fo:keep-together="always" fo:text-indent="0in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text-indent="0in" style:auto-text-indent="false"/>
      <style:text-properties fo:font-size="10pt" fo:font-style="italic" style:font-size-asian="10pt" style:font-style-asian="italic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left="0in" fo:margin-right="0in" fo:text-align="end" style:justify-single-word="false" fo:text-indent="0in" style:auto-text-indent="false"/>
      <style:text-properties fo:font-size="10pt" style:font-size-asian="10pt"/>
    </style:style>
    <style:style style:name="Footer" style:family="paragraph" style:parent-style-name="Standard" style:class="extra">
      <style:paragraph-properties fo:margin-left="0in" fo:margin-right="0in" fo:margin-top="0.0835in" fo:margin-bottom="0in" fo:text-indent="0in" style:auto-text-indent="false" fo:padding-left="0in" fo:padding-right="0in" fo:padding-top="0.0138in" fo:padding-bottom="0in" fo:border-left="none" fo:border-right="none" fo:border-top="0.0071in solid #000000" fo:border-bottom="none">
        <style:tab-stops>
          <style:tab-stop style:position="3.3472in" style:type="center"/>
          <style:tab-stop style:position="6.4972in" style:type="right"/>
        </style:tab-stops>
      </style:paragraph-properties>
      <style:text-properties fo:font-size="6pt" style:font-size-asian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/>
    </style:style>
    <style:style style:name="Illustration" style:family="paragraph" style:parent-style-name="Caption" style:class="extra"/>
    <style:style style:name="Table" style:family="paragraph" style:parent-style-name="Standard" style:next-style-name="Standard" style:class="extra">
      <style:paragraph-properties fo:margin-top="0.0835in" fo:margin-bottom="0in" fo:keep-together="always" fo:padding-left="0in" fo:padding-right="0in" fo:padding-top="0in" fo:padding-bottom="0.0138in" fo:border-left="none" fo:border-right="none" fo:border-top="none" fo:border-bottom="0.0071in solid #000000" fo:keep-with-next="always">
        <style:tab-stops>
          <style:tab-stop style:position="1.6063in"/>
        </style:tab-stops>
      </style:paragraph-properties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/>
    <style:style style:name="Index_20_2" style:display-name="Index 2" style:family="paragraph" style:parent-style-name="Standard" style:next-style-name="Standard" style:class="index">
      <style:paragraph-properties fo:margin-left="0.7882in" fo:margin-right="0in" fo:text-indent="0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811in" fo:margin-right="0in" fo:text-indent="0in" style:auto-text-indent="false"/>
    </style:style>
    <style:style style:name="Contents_20_1" style:display-name="Contents 1" style:family="paragraph" style:parent-style-name="Standard" style:class="index">
      <style:paragraph-properties fo:margin-left="0.3937in" fo:margin-right="0.3929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5909in" fo:margin-right="0.3929in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fo:language="en" fo:country="none"/>
    </style:style>
    <style:style style:name="Contents_20_3" style:display-name="Contents 3" style:family="paragraph" style:parent-style-name="Standard" style:class="index">
      <style:paragraph-properties fo:margin-left="0.7874in" fo:margin-right="0.3929in" fo:text-indent="0in" style:auto-text-indent="false">
        <style:tab-stops>
          <style:tab-stop style:position="5.3161in" style:type="right" style:leader-style="dotted" style:leader-text="."/>
        </style:tab-stops>
      </style:paragraph-properties>
      <style:text-properties fo:language="en" fo:country="none"/>
    </style:style>
    <style:style style:name="Contents_20_4" style:display-name="Contents 4" style:family="paragraph" style:parent-style-name="Standard" style:class="index">
      <style:paragraph-properties fo:margin-left="0.9846in" fo:margin-right="0.3929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>
        <style:tab-stops>
          <style:tab-stop style:position="5.8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5.663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>
        <style:tab-stops>
          <style:tab-stop style:position="5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>
        <style:tab-stops>
          <style:tab-stop style:position="5.329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>
        <style:tab-stops>
          <style:tab-stop style:position="5.1634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unction" style:family="paragraph" style:parent-style-name="Standard" style:next-style-name="Standard">
      <style:paragraph-properties fo:margin-top="0.1665in" fo:margin-bottom="0.0835in" fo:keep-together="always" fo:keep-with-next="always"/>
      <style:text-properties fo:font-weight="bold" style:font-weight-asian="bold"/>
    </style:style>
    <style:style style:name="Authors" style:family="paragraph" style:parent-style-name="Standard">
      <style:paragraph-properties fo:margin-top="0.0417in" fo:margin-bottom="0.0417in">
        <style:tab-stops>
          <style:tab-stop style:position="1.9689in"/>
        </style:tab-stops>
      </style:paragraph-properties>
      <style:text-properties fo:font-size="10pt" fo:font-weight="bold" style:font-size-asian="10pt" style:font-weight-asian="bold"/>
    </style:style>
    <style:style style:name="Index_20_7" style:display-name="Index 7" style:family="paragraph" style:parent-style-name="Standard" style:next-style-name="Standard">
      <style:paragraph-properties fo:margin-left="2.7563in" fo:margin-right="0in" fo:text-indent="0in" style:auto-text-indent="false"/>
    </style:style>
    <style:style style:name="Index_20_6" style:display-name="Index 6" style:family="paragraph" style:parent-style-name="Standard" style:next-style-name="Standard">
      <style:paragraph-properties fo:margin-left="2.3626in" fo:margin-right="0in" fo:text-indent="0in" style:auto-text-indent="false"/>
    </style:style>
    <style:style style:name="Index_20_5" style:display-name="Index 5" style:family="paragraph" style:parent-style-name="Standard" style:next-style-name="Standard">
      <style:paragraph-properties fo:margin-left="1.9693in" fo:margin-right="0in" fo:text-indent="0in" style:auto-text-indent="false"/>
    </style:style>
    <style:style style:name="Index_20_4" style:display-name="Index 4" style:family="paragraph" style:parent-style-name="Standard" style:next-style-name="Standard">
      <style:paragraph-properties fo:margin-left="1.5752in" fo:margin-right="0in" fo:text-indent="0in" style:auto-text-indent="false"/>
    </style:style>
    <style:style style:name="Graphic" style:family="paragraph" style:parent-style-name="Standard" style:next-style-name="GraphicComment">
      <style:paragraph-properties fo:margin-top="0.25in" fo:margin-bottom="0.3335in" fo:text-align="center" style:justify-single-word="false" fo:keep-together="always" fo:keep-with-next="always"/>
    </style:style>
    <style:style style:name="GraphicComment" style:family="paragraph" style:parent-style-name="Graphic" style:next-style-name="Standard">
      <style:paragraph-properties fo:margin-top="0.1665in" fo:margin-bottom="0.3335in" fo:keep-with-next="auto"/>
      <style:text-properties fo:font-style="italic" style:font-style-asian="italic"/>
    </style:style>
    <style:style style:name="index_20_8" style:display-name="index 8" style:family="paragraph" style:parent-style-name="Index_20_7">
      <style:paragraph-properties fo:margin-left="3.1508in" fo:margin-right="0in" fo:text-indent="0in" style:auto-text-indent="false"/>
    </style:style>
    <style:style style:name="footer1" style:family="paragraph" style:parent-style-name="Footer">
      <style:paragraph-properties>
        <style:tab-stops>
          <style:tab-stop style:position="3.3472in" style:type="center"/>
          <style:tab-stop style:position="6.4972in" style:type="right"/>
        </style:tab-stops>
      </style:paragraph-properties>
    </style:style>
    <style:style style:name="title_20_1" style:display-name="title 1" style:family="paragraph" style:parent-style-name="Heading_20_1">
      <style:paragraph-properties fo:margin-left="0in" fo:margin-right="0in" fo:margin-top="0.6665in" fo:margin-bottom="0.6665in" fo:text-indent="0in" style:auto-text-indent="false" fo:break-before="auto" fo:break-after="auto"/>
      <style:text-properties fo:color="#000080" fo:font-size="30pt" style:font-size-asian="30pt"/>
    </style:style>
    <style:style style:name="index_20_9" style:display-name="index 9" style:family="paragraph" style:parent-style-name="index_20_8">
      <style:paragraph-properties fo:margin-left="3.5437in" fo:margin-right="0in" fo:text-indent="0in" style:auto-text-indent="false"/>
    </style:style>
    <style:style style:name="line_20_3" style:display-name="line 3" style:family="paragraph" style:parent-style-name="Standard">
      <style:paragraph-properties fo:margin-left="0.7874in" fo:margin-right="0in" fo:margin-top="0in" fo:margin-bottom="0.0417in" fo:text-indent="0in" style:auto-text-indent="false">
        <style:tab-stops>
          <style:tab-stop style:position="0.1972in"/>
        </style:tab-stops>
      </style:paragraph-properties>
    </style:style>
    <style:style style:name="line_20_1" style:display-name="line 1" style:family="paragraph" style:parent-style-name="Standard">
      <style:paragraph-properties fo:margin-left="0in" fo:margin-right="0in" fo:margin-top="0in" fo:margin-bottom="0.0417in" fo:text-indent="0in" style:auto-text-indent="false">
        <style:tab-stops>
          <style:tab-stop style:position="0.5909in"/>
        </style:tab-stops>
      </style:paragraph-properties>
    </style:style>
    <style:style style:name="line_20_2" style:display-name="line 2" style:family="paragraph" style:parent-style-name="Standard">
      <style:paragraph-properties fo:margin-left="0.5909in" fo:margin-right="0in" fo:margin-top="0in" fo:margin-bottom="0.0417in" fo:text-indent="0in" style:auto-text-indent="false">
        <style:tab-stops>
          <style:tab-stop style:position="0.1965in"/>
        </style:tab-stops>
      </style:paragraph-properties>
    </style:style>
    <style:style style:name="title_20_2" style:display-name="title 2" style:family="paragraph" style:parent-style-name="Heading_20_2">
      <style:paragraph-properties fo:margin-left="0in" fo:margin-right="0in" fo:margin-top="0.8335in" fo:margin-bottom="0.5in" fo:text-align="center" style:justify-single-word="false" fo:text-indent="0in" style:auto-text-indent="false"/>
      <style:text-properties fo:font-size="25pt" style:font-size-asian="25pt"/>
    </style:style>
    <style:style style:name="line_20_4" style:display-name="line 4" style:family="paragraph" style:parent-style-name="Standard">
      <style:paragraph-properties fo:margin-left="0.9846in" fo:margin-right="0in" fo:margin-top="0in" fo:margin-bottom="0.0417in" fo:text-indent="0in" style:auto-text-indent="false">
        <style:tab-stops>
          <style:tab-stop style:position="0.1965in"/>
        </style:tab-stops>
      </style:paragraph-properties>
    </style:style>
    <style:style style:name="title_20_3" style:display-name="title 3" style:family="paragraph" style:parent-style-name="Heading_20_3">
      <style:paragraph-properties fo:margin-left="0in" fo:margin-right="0in" fo:margin-top="1.3335in" fo:margin-bottom="0.6665in" fo:text-align="center" style:justify-single-word="false" fo:text-indent="0in" style:auto-text-indent="false"/>
      <style:text-properties fo:font-size="16pt" style:font-size-asian="16pt"/>
    </style:style>
    <style:style style:name="copyright" style:family="paragraph" style:parent-style-name="Standard">
      <style:paragraph-properties fo:margin-top="0in" fo:margin-bottom="0.028in"/>
      <style:text-properties fo:font-size="10pt" style:font-size-asian="10pt"/>
    </style:style>
    <style:style style:name="Other" style:family="paragraph" style:parent-style-name="Standard">
      <style:paragraph-properties fo:margin-left="0.25in" fo:margin-right="0in" fo:margin-top="0in" fo:margin-bottom="0in" fo:text-align="start" style:justify-single-word="false" fo:text-indent="0in" style:auto-text-indent="false"/>
      <style:text-properties style:text-underline-style="solid" style:text-underline-type="double" style:text-underline-width="auto" style:text-underline-color="font-color"/>
    </style:style>
    <style:style style:name="Sourcecode" style:family="paragraph" style:parent-style-name="Standard">
      <style:paragraph-properties fo:margin-left="0.6898in" fo:margin-right="0in" fo:margin-top="0in" fo:margin-bottom="0in" fo:keep-together="always" fo:text-indent="0in" style:auto-text-indent="false" fo:keep-with-next="always"/>
      <style:text-properties style:font-name="Courier New1" fo:font-size="10pt" style:font-size-asian="10pt"/>
    </style:style>
    <style:style style:name="DocTitle" style:family="paragraph" style:parent-style-name="Standard">
      <style:paragraph-properties fo:margin-left="0in" fo:margin-right="0in" fo:margin-top="0.5in" fo:margin-bottom="0.3335in" fo:text-align="center" style:justify-single-word="false" fo:text-indent="0in" style:auto-text-indent="false" fo:break-before="page"/>
      <style:text-properties fo:color="#000080" fo:font-size="25pt" fo:font-weight="bold" style:font-size-asian="25pt" style:font-weight-asian="bold"/>
    </style:style>
    <style:style style:name="NormIndent" style:family="paragraph" style:parent-style-name="Standard">
      <style:paragraph-properties fo:margin-left="0.5909in" fo:margin-right="0in" fo:text-indent="0in" style:auto-text-indent="false"/>
    </style:style>
    <style:style style:name="copyright_5f_head" style:display-name="copyright_head" style:family="paragraph" style:parent-style-name="Standard">
      <style:paragraph-properties fo:margin-top="0.4165in" fo:margin-bottom="0.0835in" fo:padding-left="0in" fo:padding-right="0in" fo:padding-top="0.0417in" fo:padding-bottom="0in" fo:border-left="none" fo:border-right="none" fo:border-top="0.0071in solid #000000" fo:border-bottom="none"/>
      <style:text-properties fo:font-size="10pt" style:font-size-asian="10pt"/>
    </style:style>
    <style:style style:name="Header1" style:family="paragraph" style:parent-style-name="Header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.3472in" style:type="center"/>
          <style:tab-stop style:position="6.4965in" style:type="right"/>
        </style:tab-stops>
      </style:paragraph-properties>
    </style:style>
    <style:style style:name="Open_20_Point" style:display-name="Open Point" style:family="paragraph" style:parent-style-name="Standard">
      <style:paragraph-properties fo:margin-left="0in" fo:margin-right="0in" fo:text-indent="0in" style:auto-text-indent="false"/>
      <style:text-properties fo:color="#ff0000" fo:font-weight="bold" style:font-weight-asian="bold"/>
    </style:style>
    <style:style style:name="Table_20_Line" style:display-name="Table Line" style:family="paragraph" style:parent-style-name="Standard">
      <style:paragraph-properties fo:margin-left="0.0398in" fo:margin-right="0in" fo:margin-top="0.0417in" fo:margin-bottom="0.0417in" fo:text-indent="0in" style:auto-text-indent="false"/>
      <style:text-properties fo:font-size="9pt" style:font-size-asian="9pt"/>
    </style:style>
    <style:style style:name="Table_20_Header" style:display-name="Table Header" style:family="paragraph" style:parent-style-name="Standard" style:next-style-name="Table_20_Line">
      <style:paragraph-properties fo:margin-left="0.0398in" fo:margin-right="0in" fo:margin-top="0.0417in" fo:margin-bottom="0.0417in" fo:text-indent="0in" style:auto-text-indent="false" fo:background-color="#d8d8d8">
        <style:background-image/>
      </style:paragraph-properties>
      <style:text-properties fo:font-size="10pt" fo:font-weight="bold" style:font-size-asian="10pt" style:font-weight-asian="bold"/>
    </style:style>
    <style:style style:name="Change_20_History_20_Caption" style:display-name="Change History Caption" style:family="paragraph" style:parent-style-name="Table" style:next-style-name="Standard">
      <style:paragraph-properties fo:margin-top="0.222in" fo:margin-bottom="0.0417in">
        <style:tab-stops>
          <style:tab-stop style:position="0.4008in"/>
          <style:tab-stop style:position="1.6063in"/>
        </style:tab-stops>
      </style:paragraph-properties>
      <style:text-properties fo:font-size="9pt" style:font-size-asian="9pt"/>
    </style:style>
    <style:style style:name="Heading_20_6_20_no_20_numbers" style:display-name="Heading 6 no numbers" style:family="paragraph" style:parent-style-name="Heading_20_6" style:next-style-name="Standard">
      <style:paragraph-properties fo:margin-left="0in" fo:margin-right="0in" fo:text-indent="0in" style:auto-text-indent="false"/>
    </style:style>
    <style:style style:name="Caption_20_table" style:display-name="Caption table" style:family="paragraph" style:parent-style-name="Caption" style:next-style-name="Table_20_Header">
      <style:paragraph-properties fo:margin-top="0.1665in" fo:margin-bottom="0.0835in">
        <style:tab-stops>
          <style:tab-stop style:position="0.9846in"/>
        </style:tab-stops>
      </style:paragraph-properties>
      <style:text-properties fo:font-size="10pt" fo:font-style="italic" fo:font-weight="normal" style:font-size-asian="10pt" style:font-style-asian="italic" style:font-weight-asian="normal"/>
    </style:style>
    <style:style style:name="Caption_20_Figure" style:display-name="Caption Figure" style:family="paragraph" style:parent-style-name="Standard" style:next-style-name="Standard">
      <style:paragraph-properties fo:margin-top="0.0835in" fo:margin-bottom="0.0835in" fo:text-align="center" style:justify-single-word="false"/>
      <style:text-properties fo:font-size="10pt" fo:font-style="italic" style:font-size-asian="10pt" style:font-style-asian="italic"/>
    </style:style>
    <style:style style:name="Title_20_Category" style:display-name="Title Category" style:family="paragraph" style:parent-style-name="title_20_1">
      <style:paragraph-properties fo:margin-top="0.6665in" fo:margin-bottom="0.6665in" fo:break-before="pag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Comment_20_Text" style:display-name="Comment Text" style:family="paragraph" style:parent-style-name="Standard">
      <style:text-properties fo:font-size="12pt" style:font-size-asian="12pt" style:font-size-complex="12pt"/>
    </style:style>
    <style:style style:name="Comment_20_Subject" style:display-name="Comment Subject" style:family="paragraph" style:parent-style-name="Comment_20_Text" style:next-style-name="Comment_20_Text">
      <style:text-properties fo:font-size="11pt" style:font-size-asian="11pt" style:font-size-complex="10pt"/>
    </style:style>
    <style:style style:name="HTML_20_Preformatted" style:display-name="HTML Preformatted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language="en" fo:country="GB" style:font-name-asian="Courier New1" style:font-size-asian="10pt" style:font-name-complex="Courier New1"/>
    </style:style>
    <style:style style:name="heading_20_4" style:display-name="heading 4" style:family="paragraph" style:parent-style-name="Standard" style:next-style-name="Standard">
      <style:paragraph-properties fo:margin-left="0.6in" fo:margin-right="0in" fo:margin-top="0.139in" fo:margin-bottom="0.139in" fo:keep-together="always" fo:text-indent="-0.6in" style:auto-text-indent="false" fo:keep-with-next="always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Footnote_20_Symbol" style:display-name="Footnote Symbol" style:family="text" style:parent-style-name="WW-Default_20_Paragraph_20_Font">
      <style:text-properties style:text-position="8% 100%"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WW-Default_20_Paragraph_20_Fon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1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12z0" style:family="text">
      <style:text-properties style:use-window-font-color="true" style:font-name="Wingdings" fo:font-size="11pt" style:font-size-asian="11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1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1"/>
    </style:style>
    <style:style style:name="WW8Num17z2" style:family="text">
      <style:text-properties style:font-name="Wingdings"/>
    </style:style>
    <style:style style:name="WW8Num24z0" style:family="text">
      <style:text-properties style:font-name="Wingdings" fo:font-size="8pt" style:font-size-asian="8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use-window-font-color="true" style:font-name="Wingdings" fo:font-size="11pt" style:font-size-asian="11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29z0" style:family="text">
      <style:text-properties style:use-window-font-color="true" style:font-name="Symbol" fo:font-size="10pt" style:font-size-asian="10pt"/>
    </style:style>
    <style:style style:name="WW8Num30z0" style:family="text">
      <style:text-properties style:font-name="Wingdings" fo:font-size="11pt" style:font-size-asian="11pt"/>
    </style:style>
    <style:style style:name="WW8Num31z0" style:family="text">
      <style:text-properties style:font-name="Wingdings"/>
    </style:style>
    <style:style style:name="WW8NumSt26z0" style:family="text">
      <style:text-properties style:font-name="Symbol"/>
    </style:style>
    <style:style style:name="WW-Default_20_Paragraph_20_Font" style:display-name="WW-Default Paragraph Font" style:family="text"/>
    <style:style style:name="Comment_20_Reference" style:display-name="Comment Reference" style:family="text" style:parent-style-name="WW-Default_20_Paragraph_20_Font">
      <style:text-properties fo:font-size="9pt" style:font-size-asian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0.5in" text:min-label-width="0.3in"/>
      </text:outline-level-style>
      <text:outline-level-style text:level="2" text:style-name="Numbering_20_Symbols" style:num-suffix="." style:num-format="1" text:display-levels="2">
        <style:list-level-properties text:space-before="0.5in" text:min-label-width="0.4in"/>
      </text:outline-level-style>
      <text:outline-level-style text:level="3" text:style-name="Numbering_20_Symbols" style:num-prefix=" " style:num-suffix="." style:num-format="1" text:display-levels="3">
        <style:list-level-properties text:space-before="0.5in" text:min-label-width="0.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)" style:num-format="a" style:num-letter-sync="true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)" style:num-format="a" style:num-letter-sync="true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)" style:num-format="a" style:num-letter-sync="true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)" style:num-format="a" style:num-letter-sync="true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format="1">
        <style:list-level-properties text:min-label-width="0.3in"/>
      </text:list-level-style-number>
      <text:list-level-style-number text:level="2" text:style-name="RTF_5f_Num_20_4_20_2" style:num-format="1" text:display-levels="2">
        <style:list-level-properties text:min-label-width="0.4in"/>
      </text:list-level-style-number>
      <text:list-level-style-number text:level="3" text:style-name="RTF_5f_Num_20_4_20_3" style:num-format="1" text:display-levels="3">
        <style:list-level-properties text:min-label-width="0.5in"/>
      </text:list-level-style-number>
      <text:list-level-style-number text:level="4" text:style-name="RTF_5f_Num_20_4_20_4" style:num-format="1" text:display-levels="4">
        <style:list-level-properties text:min-label-width="0.6in"/>
      </text:list-level-style-number>
      <text:list-level-style-number text:level="5" text:style-name="RTF_5f_Num_20_4_20_5" style:num-format="1" text:display-levels="5">
        <style:list-level-properties text:min-label-width="0.7in"/>
      </text:list-level-style-number>
      <text:list-level-style-number text:level="6" text:style-name="RTF_5f_Num_20_4_20_6" style:num-format="1" text:display-levels="6">
        <style:list-level-properties text:min-label-width="0.8in"/>
      </text:list-level-style-number>
      <text:list-level-style-number text:level="7" text:style-name="RTF_5f_Num_20_4_20_7" style:num-format="1" text:display-levels="7">
        <style:list-level-properties text:min-label-width="0.9in"/>
      </text:list-level-style-number>
      <text:list-level-style-number text:level="8" text:style-name="RTF_5f_Num_20_4_20_8" style:num-format="1" text:display-levels="8">
        <style:list-level-properties text:min-label-width="1in"/>
      </text:list-level-style-number>
      <text:list-level-style-number text:level="9" text:style-name="RTF_5f_Num_20_4_20_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1">
      <style:paragraph-properties fo:margin-top="0in" fo:margin-bottom="0.0835in">
        <style:tab-stops>
          <style:tab-stop style:position="3.9543in" style:type="center"/>
          <style:tab-stop style:position="6.4965in" style:type="right"/>
        </style:tab-stops>
      </style:paragraph-properties>
    </style:style>
    <style:style style:name="P2" style:family="paragraph" style:parent-style-name="footer1">
      <style:paragraph-properties fo:margin-top="0.0835in" fo:margin-bottom="0in"/>
    </style:style>
    <style:style style:name="P3" style:family="paragraph" style:parent-style-name="Footer">
      <style:paragraph-properties fo:margin-top="0.0835in" fo:margin-bottom="0in">
        <style:tab-stops>
          <style:tab-stop style:position="3.3472in" style:type="center"/>
          <style:tab-stop style:position="4.9654in"/>
          <style:tab-stop style:position="6.4972in" style:type="right"/>
        </style:tab-stops>
      </style:paragraph-properties>
    </style:style>
    <style:style style:name="T1" style:family="text">
      <style:text-properties style:use-window-font-color="true" fo:font-size="10pt" fo:language="en" fo:country="GB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8pt" fo:language="en" fo:country="US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6pt" fo:language="en" fo:country="US" style:font-name-asian="Times New Roman" style:font-size-asian="6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2673in" fo:page-height="11.6925in" style:num-format="1" style:print-orientation="portrait" fo:margin-top="0.6299in" fo:margin-bottom="0.5118in" fo:margin-left="0.9846in" fo:margin-right="0.7874in" style:writing-mode="lr-tb" style:layout-grid-color="#c0c0c0" style:layout-grid-lines="69" style:layout-grid-base-height="0.1528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98in" fo:margin-left="0in" fo:margin-right="0in" fo:margin-bottom="0.2209in" style:dynamic-spacing="true"/>
      </style:header-style>
      <style:footer-style>
        <style:header-footer-properties fo:min-height="0.0791in" fo:margin-left="0in" fo:margin-right="0in" fo:margin-top="0.0402in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<draw:frame draw:style-name="fr1" draw:name="graphics1" text:anchor-type="as-char" svg:width="2.4898in" svg:height="0.498in" draw:z-index="0"><draw:image xlink:href="Pictures/2000000C00028DB50000830D27FB2027.wmf" xlink:type="simple" xlink:show="embed" xlink:actuate="onLoad"/></draw:frame></text:span><text:span text:style-name="T2"><text:tab/></text:span><text:span text:style-name="T3"><text:title>eCosBoard</text:title></text:span><text:span text:style-name="T3">/</text:span><text:span text:style-name="T3"><text:subject>Programming Manual</text:subject></text:span><text:span text:style-name="T2"><text:tab/></text:span><text:span text:style-name="T3"><text:description/></text:span></text:p>
      </style:header>
      <style:footer>
        <text:p text:style-name="P2"><text:span text:style-name="T4">Zylin AS NO 984 184 565 MVA <text:s/>Tel: +47 51 63 25 00 <text:s/></text:span><text:a xlink:type="simple" xlink:href="http://www.zylin.com/"><text:span text:style-name="Internet_20_link"><text:span text:style-name="T5">www.zylin.com</text:span></text:span></text:a><text:span text:style-name="T6"><text:tab/></text:span><text:span text:style-name="T3"><text:page-number text:select-page="current">2</text:page-number></text:span><text:span text:style-name="T3">/</text:span><text:span text:style-name="T3"><text:page-count style:num-format="1">2</text:page-count></text:span><text:span text:style-name="T3"><text:tab/>All rights reserved. Copyright Zylin AS, 2007</text:span></text:p>
      </style:footer>
    </style:master-page>
    <style:master-page style:name="First_20_Page" style:display-name="First Page" style:page-layout-name="pm1" style:next-style-name="Standard">
      <style:header>
        <text:p text:style-name="P1"><text:span text:style-name="T1"><draw:frame draw:style-name="fr1" draw:name="graphics2" text:anchor-type="as-char" svg:width="2.4898in" svg:height="0.498in" draw:z-index="0"><draw:image xlink:href="Pictures/2000000C00028DB50000830D27FB2027.wmf" xlink:type="simple" xlink:show="embed" xlink:actuate="onLoad"/></draw:frame></text:span><text:span text:style-name="T7"><text:tab/><text:tab/></text:span><text:span text:style-name="T3"><text:description/></text:span></text:p>
      </style:header>
      <style:footer>
        <text:p text:style-name="P3"><text:span text:style-name="T7">Zylin AS NO 984 184 565 MVA<text:tab/>Tel: +47 51 63 25 00<text:tab/></text:span><text:a xlink:type="simple" xlink:href="http://www.zylin.com/"><text:span text:style-name="Internet_20_link"><text:span text:style-name="T5">www.zylin.com</text:span></text:span></text:a><text:span text:style-name="T4"> 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1$Build-9206</meta:generator>
    <dc:title>eCosBoard</dc:title>
    <dc:subject>Programming Manual</dc:subject>
    <meta:initial-creator>Edgar Grimberg</meta:initial-creator>
    <meta:creation-date>2006-11-17T13:01:00</meta:creation-date>
    <dc:creator>Øyvind Harboe</dc:creator>
    <dc:date>2008-04-05T07:40:04</dc:date>
    <meta:printed-by>Edgar Grimberg</meta:printed-by>
    <meta:print-date>2007-03-02T10:08:45</meta:print-date>
    <meta:editing-cycles>322</meta:editing-cycles>
    <meta:editing-duration>P3DT0H18M21S</meta:editing-duration>
    <meta:user-defined meta:name="Info 1"/>
    <meta:user-defined meta:name="Info 2"/>
    <meta:user-defined meta:name="Info 3"/>
    <meta:user-defined meta:name="Info 4"/>
    <meta:user-defined meta:name="Client" meta:value-type="string">Triple IN</meta:user-defined>
    <meta:user-defined meta:name="Template Version" meta:value-type="string">1.00</meta:user-defined>
    <meta:document-statistic meta:table-count="1" meta:image-count="2" meta:object-count="0" meta:page-count="2" meta:paragraph-count="106" meta:word-count="369" meta:character-count="2047"/>
  </office:meta>
</office:document-meta>
</file>